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Hatching_20_4" draw:fill-hatch-solid="false" draw:textarea-horizontal-align="justify" draw:textarea-vertical-align="middle" draw:auto-grow-height="false" fo:min-height="0.75cm" fo:min-width="0.2cm"/>
    </style:style>
    <style:style style:name="gr2" style:family="graphic" style:parent-style-name="standard">
      <style:graphic-properties draw:fill="hatch" draw:fill-color="#ffffff" draw:fill-hatch-name="Hatching_20_5" draw:fill-hatch-solid="true" draw:textarea-horizontal-align="justify" draw:textarea-vertical-align="middle" draw:auto-grow-height="false" fo:min-height="0.32cm" fo:min-width="0cm"/>
    </style:style>
    <style:style style:name="gr3" style:family="graphic" style:parent-style-name="standard">
      <style:graphic-properties draw:fill="hatch" draw:fill-color="#000080" draw:fill-hatch-name="Hatching_20_5" draw:fill-hatch-solid="false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hatch" draw:fill-hatch-name="Hatching_20_5" draw:fill-hatch-solid="fals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hatch" draw:fill-color="#729fcf" draw:fill-hatch-name="Hatching_20_5" draw:fill-hatch-solid="fals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hatch" draw:fill-hatch-name="Hatching_20_7" draw:fill-hatch-solid="fals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3465a4" draw:fill="hatch" draw:fill-hatch-name="Hatching_20_7" draw:fill-hatch-solid="false" draw:textarea-horizontal-align="justify" draw:textarea-vertical-align="middle" draw:auto-grow-height="false" fo:min-height="0cm" fo:min-width="0cm"/>
    </style:style>
    <style:style style:name="P1" style:family="paragraph">
      <loext:graphic-properties draw:fill="hatch" draw:fill-hatch-name="Hatching_20_4" draw:fill-hatch-solid="false"/>
      <style:paragraph-properties fo:text-align="center"/>
    </style:style>
    <style:style style:name="P2" style:family="paragraph">
      <loext:graphic-properties draw:fill="hatch" draw:fill-color="#ffffff" draw:fill-hatch-name="Hatching_20_5" draw:fill-hatch-solid="true"/>
      <style:paragraph-properties fo:text-align="center"/>
    </style:style>
    <style:style style:name="P3" style:family="paragraph">
      <loext:graphic-properties draw:fill="hatch" draw:fill-color="#000080" draw:fill-hatch-name="Hatching_20_5" draw:fill-hatch-solid="fals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Hatching_20_5" draw:fill-hatch-solid="false"/>
      <style:paragraph-properties fo:text-align="center"/>
    </style:style>
    <style:style style:name="P6" style:family="paragraph">
      <loext:graphic-properties draw:fill="hatch" draw:fill-color="#729fcf" draw:fill-hatch-name="Hatching_20_5" draw:fill-hatch-solid="false"/>
      <style:paragraph-properties fo:text-align="center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="hatch" draw:fill-hatch-name="Hatching_20_7" draw:fill-hatch-solid="fals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76cm" svg:height="0.57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76cm" svg:height="0.57cm" svg:x="3.074cm" svg:y="3cm">
          <text:p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0.049cm" svg:height="0.349cm" svg:x="2.95cm" svg:y="3.4cm" svg:viewBox="0 0 50 350" draw:points="0,292 20,292 20,175 0,175 0,0 50,0 50,350 0,350">
          <text:p/>
        </draw:polygon>
        <draw:custom-shape draw:style-name="gr4" draw:text-style-name="P4" draw:layer="layout" svg:width="0.1cm" svg:height="0.05cm" svg:x="2.95cm" svg:y="3.45cm">
          <text:p/>
          <draw:enhanced-geometry svg:viewBox="0 0 21600 21600" draw:text-areas="0 0 ?f0 21600" draw:type="right-arrow-callout" draw:modifiers="5774.25742574257 6352.94117647059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5" draw:layer="layout" svg:width="0.08cm" svg:height="0.05cm" svg:x="2.82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35cm" svg:height="0.01cm" svg:x="2.55cm" svg:y="3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cm" svg:height="0.01cm" svg:x="2.55cm" svg:y="3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5cm" svg:height="0.01cm" svg:x="2.55cm" svg:y="3.73cm">
          <text:p/>
          <draw:enhanced-geometry svg:viewBox="0 0 21600 21600" draw:type="rectangle" draw:enhanced-path="M 0 0 L 21600 0 21600 21600 0 21600 0 0 Z N"/>
        </draw:custom-shape>
        <draw:polygon draw:style-name="gr6" draw:text-style-name="P6" draw:layer="layout" svg:width="0.139cm" svg:height="0.219cm" svg:x="2.82cm" svg:y="3.586cm" svg:viewBox="0 0 140 220" draw:points="80,164 80,114 80,14 80,0 120,0 140,0 140,100 120,100 120,220 0,220 0,164">
          <text:p/>
        </draw:polygon>
        <draw:custom-shape draw:style-name="gr7" draw:text-style-name="P7" draw:layer="layout" svg:width="0.01cm" svg:height="0.03cm" svg:x="2.89cm" svg:y="3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01cm" svg:height="0.03cm" svg:x="2.89cm" svg:y="3.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05cm" svg:height="0.01cm" svg:x="2.82cm" svg:y="3.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05cm" svg:height="0.01cm" svg:x="2.82cm" svg:y="3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05cm" svg:height="0.2cm" svg:x="2.95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05cm" svg:x="2.9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05cm" svg:height="0.4cm" svg:x="2.95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05cm" svg:x="2.95cm" svg:y="2.9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1" draw:text-style-name="P8" draw:layer="layout" svg:width="0.06cm" svg:height="0.1cm" svg:x="2.94cm" svg:y="3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01cm" svg:height="0.06cm" svg:x="2.9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Crossed_20_0_20_Degrees" draw:display-name="Blue Crossed 0 Degrees" draw:style="double" draw:color="#000080" draw:distance="0.076cm" draw:rotation="900"/>
    <draw:hatch draw:name="Hatching_20_1" draw:display-name="Hatching 1" draw:style="single" draw:color="#000000" draw:distance="0.05cm" draw:rotation="0"/>
    <draw:hatch draw:name="Hatching_20_2" draw:display-name="Hatching 2" draw:style="single" draw:color="#000000" draw:distance="0.25cm" draw:rotation="450"/>
    <draw:hatch draw:name="Hatching_20_3" draw:display-name="Hatching 3" draw:style="single" draw:color="#000000" draw:distance="0.1cm" draw:rotation="1350"/>
    <draw:hatch draw:name="Hatching_20_4" draw:display-name="Hatching 4" draw:style="double" draw:color="#000000" draw:distance="0.3cm" draw:rotation="450"/>
    <draw:hatch draw:name="Hatching_20_5" draw:display-name="Hatching 5" draw:style="single" draw:color="#000000" draw:distance="0.05cm" draw:rotation="1350"/>
    <draw:hatch draw:name="Hatching_20_6" draw:display-name="Hatching 6" draw:style="double" draw:color="#000080" draw:distance="0.01cm" draw:rotation="900"/>
    <draw:hatch draw:name="Hatching_20_7" draw:display-name="Hatching 7" draw:style="double" draw:color="#000080" draw:distance="0.0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23:24:36.052790585</meta:creation-date>
    <dc:date>2018-11-05T00:34:04.489732649</dc:date>
    <meta:editing-duration>PT2M44S</meta:editing-duration>
    <meta:editing-cycles>2</meta:editing-cycles>
    <meta:generator>LibreOffice/6.0.4.2$Linux_X86_64 LibreOffice_project/00m0$Build-2</meta:generator>
    <meta:document-statistic meta:object-count="20"/>
  </office:meta>
</office:document-meta>
</file>